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87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94bd5e" style:text-align-source="fix" style:repeat-content="false" fo:border="0.002cm solid #000000" style:vertical-align="middle"/>
      <style:paragraph-properties fo:text-align="center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/>
      <style:text-properties fo:color="#008000" style:font-name="Courier New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/>
      <style:text-properties fo:color="#ff0000" style:font-name="Courier New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94bd5e" style:text-align-source="fix" style:repeat-content="false" fo:border="0.002cm solid #000000" style:vertical-align="middle"/>
      <style:paragraph-properties fo:text-align="center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94bd5e" style:text-align-source="fix" style:repeat-content="false" fo:border="0.002cm solid #000000" style:vertical-align="middle"/>
      <style:paragraph-properties fo:text-align="center"/>
      <style:text-properties fo:color="#008000" style:font-name="Courier New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fo:color="#008000" style:font-name="Courier New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94bd5e" style:text-align-source="fix" style:repeat-content="false" fo:border="0.002cm solid #000000" style:vertical-align="middle"/>
      <style:paragraph-properties fo:text-align="center"/>
      <style:text-properties fo:color="#ff0000" style:font-name="Courier New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/>
      <style:text-properties fo:color="#008000" style:font-name="Courier New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/>
      <style:text-properties fo:color="#ff0000" style:font-name="Courier New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/>
      <style:text-properties fo:color="#ff0000" style:font-name="Courier New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Courier New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font-name="Courier New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38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94bd5e" style:text-align-source="fix" style:repeat-content="false" fo:border="0.002cm solid #000000" style:vertical-align="middle"/>
      <style:paragraph-properties fo:text-align="center"/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size="11pt" style:font-size-asian="11pt" style:font-size-complex="11pt"/>
    </style:style>
    <style:style style:name="ce41" style:family="table-cell" style:parent-style-name="Default">
      <style:text-properties style:use-window-font-color="tru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</office:automatic-styles>
  <office:body>
    <office:spreadsheet>
      <table:table table:name="Arkusz1" table:style-name="ta1" table:print="false">
        <table:table-column table:style-name="co1" table:number-columns-repeated="25" table:default-cell-style-name="ce9"/>
        <table:table-column table:style-name="co2" table:number-columns-repeated="999" table:default-cell-style-name="ce9"/>
        <table:table-row table:style-name="ro1">
          <table:table-cell table:style-name="ce1"/>
          <table:table-cell table:style-name="ce10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30" office:value-type="float" office:value="16">
            <text:p>16</text:p>
          </table:table-cell>
          <table:table-cell table:style-name="ce1"/>
          <table:table-cell table:style-name="ce32" office:value-type="string">
            <text:p>RHS</text:p>
          </table:table-cell>
          <table:table-cell table:style-name="ce1"/>
          <table:table-cell table:style-name="ce10" office:value-type="string">
            <text:p>M1</text:p>
          </table:table-cell>
          <table:table-cell table:style-name="ce24" office:value-type="string">
            <text:p>M2</text:p>
          </table:table-cell>
          <table:table-cell table:style-name="ce24" office:value-type="string">
            <text:p>M3</text:p>
          </table:table-cell>
          <table:table-cell table:style-name="ce30" office:value-type="string">
            <text:p>M4</text:p>
          </table:table-cell>
          <table:table-cell table:style-name="ce1"/>
          <table:table-cell/>
          <table:table-cell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table:number-columns-repeated="13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table:number-columns-repeated="12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table:number-columns-repeated="11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table:number-columns-repeated="10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table:number-columns-repeated="9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table:number-columns-repeated="8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2" table:number-columns-repeated="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table:number-columns-repeated="7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2" table:number-columns-repeated="5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table:number-columns-repeated="6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3" table:number-columns-repeated="6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table:number-columns-repeated="5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13" table:number-columns-repeated="7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table:number-columns-repeated="4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3" table:number-columns-repeated="8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table:number-columns-repeated="3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13" table:number-columns-repeated="9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table:number-columns-repeated="2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4" table:number-columns-repeated="10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14" table:number-columns-repeated="11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4" table:number-columns-repeated="12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14" table:number-columns-repeated="13"/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style-name="ce40"/>
          <table:table-cell table:number-columns-repeated="999"/>
        </table:table-row>
        <table:table-row table:style-name="ro2">
          <table:table-cell table:style-name="ce1"/>
          <table:table-cell table:style-name="ce10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30" office:value-type="float" office:value="16">
            <text:p>16</text:p>
          </table:table-cell>
          <table:table-cell table:style-name="ce1"/>
          <table:table-cell table:style-name="ce32" office:value-type="string">
            <text:p>RHS</text:p>
          </table:table-cell>
          <table:table-cell table:style-name="ce1"/>
          <table:table-cell table:style-name="ce10" office:value-type="string">
            <text:p>M1</text:p>
          </table:table-cell>
          <table:table-cell table:style-name="ce24" office:value-type="string">
            <text:p>M2</text:p>
          </table:table-cell>
          <table:table-cell table:style-name="ce24" office:value-type="string">
            <text:p>M3</text:p>
          </table:table-cell>
          <table:table-cell table:style-name="ce30" office:value-type="string">
            <text:p>M4</text:p>
          </table:table-cell>
          <table:table-cell table:style-name="Default"/>
          <table:table-cell/>
          <table:table-cell office:value-type="string">
            <text:p>M1</text:p>
          </table:table-cell>
          <table:table-cell table:number-columns-repeated="99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1" table:number-columns-repeated="13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 office:value-type="float" office:value="1">
            <text:p>1</text:p>
          </table:table-cell>
          <table:table-cell table:style-name="ce12"/>
          <table:table-cell table:style-name="ce13"/>
          <table:table-cell table:style-name="ce14"/>
          <table:table-cell table:number-columns-repeated="1000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1" table:number-columns-repeated="12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 office:value-type="float" office:value="2">
            <text:p>2</text:p>
          </table:table-cell>
          <table:table-cell table:style-name="ce12"/>
          <table:table-cell table:style-name="ce13"/>
          <table:table-cell table:style-name="ce14"/>
          <table:table-cell table:number-columns-repeated="1000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1" table:number-columns-repeated="11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3"/>
          <table:table-cell table:style-name="ce14"/>
          <table:table-cell table:number-columns-repeated="1000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11"/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1" table:number-columns-repeated="10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13"/>
          <table:table-cell table:style-name="ce14"/>
          <table:table-cell table:number-columns-repeated="1000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12" table:number-columns-repeated="2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3"/>
          <table:table-cell table:style-name="ce12" table:number-columns-repeated="6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 office:value-type="float" office:value="7">
            <text:p>7</text:p>
          </table:table-cell>
          <table:table-cell table:style-name="ce13"/>
          <table:table-cell table:style-name="ce14"/>
          <table:table-cell table:number-columns-repeated="1000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12" table:number-columns-repeated="2"/>
          <table:table-cell table:style-name="ce22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2"/>
          <table:table-cell table:style-name="ce12" table:number-columns-repeated="6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 office:value-type="float" office:value="8">
            <text:p>8</text:p>
          </table:table-cell>
          <table:table-cell table:style-name="ce13"/>
          <table:table-cell table:style-name="ce14"/>
          <table:table-cell table:number-columns-repeated="1000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12" table:number-columns-repeated="2"/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/>
          <table:table-cell table:style-name="ce12" table:number-columns-repeated="6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 office:value-type="float" office:value="9">
            <text:p>9</text:p>
          </table:table-cell>
          <table:table-cell table:style-name="ce14"/>
          <table:table-cell table:number-columns-repeated="1000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12" table:number-columns-repeated="2"/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2" table:number-columns-repeated="6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 office:value-type="float" office:value="10">
            <text:p>10</text:p>
          </table:table-cell>
          <table:table-cell table:style-name="ce14"/>
          <table:table-cell table:number-columns-repeated="1000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13" table:number-columns-repeated="6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3"/>
          <table:table-cell table:style-name="ce13" table:number-columns-repeated="2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 office:value-type="float" office:value="11">
            <text:p>11</text:p>
          </table:table-cell>
          <table:table-cell table:style-name="ce14"/>
          <table:table-cell table:number-columns-repeated="1000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13" table:number-columns-repeated="6"/>
          <table:table-cell table:style-name="ce23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2"/>
          <table:table-cell table:style-name="ce13" table:number-columns-repeated="2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 office:value-type="float" office:value="10">
            <text:p>10</text:p>
          </table:table-cell>
          <table:table-cell table:style-name="ce14"/>
          <table:table-cell table:number-columns-repeated="1000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13" table:number-columns-repeated="6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/>
          <table:table-cell table:style-name="ce13" table:number-columns-repeated="2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 office:value-type="float" office:value="13">
            <text:p>13</text:p>
          </table:table-cell>
          <table:table-cell table:number-columns-repeated="1000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13" table:number-columns-repeated="6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13" table:number-columns-repeated="2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 office:value-type="float" office:value="14">
            <text:p>14</text:p>
          </table:table-cell>
          <table:table-cell table:number-columns-repeated="1000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14" table:number-columns-repeated="10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14"/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 office:value-type="float" office:value="15">
            <text:p>15</text:p>
          </table:table-cell>
          <table:table-cell table:number-columns-repeated="100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14" table:number-columns-repeated="11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 office:value-type="float" office:value="16">
            <text:p>16</text:p>
          </table:table-cell>
          <table:table-cell table:number-columns-repeated="1000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14" table:number-columns-repeated="11"/>
          <table:table-cell table:style-name="ce27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number-columns-repeated="1000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4" table:number-columns-repeated="11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1"/>
          <table:table-cell table:style-name="ce33" office:value-type="string">
            <text:p>x</text:p>
          </table:table-cell>
          <table:table-cell table:style-name="ce36"/>
          <table:table-cell table:style-name="ce11"/>
          <table:table-cell table:style-name="ce12"/>
          <table:table-cell table:style-name="ce13"/>
          <table:table-cell table:style-name="ce14"/>
          <table:table-cell table:number-columns-repeated="1000"/>
        </table:table-row>
        <table:table-row table:style-name="ro2">
          <table:table-cell table:style-name="ce5"/>
          <table:table-cell table:style-name="ce17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5"/>
          <table:table-cell table:style-name="ce34" office:value-type="string">
            <text:p>RHS</text:p>
          </table:table-cell>
          <table:table-cell table:style-name="ce5"/>
          <table:table-cell table:style-name="ce17" office:value-type="string">
            <text:p>M1</text:p>
          </table:table-cell>
          <table:table-cell table:style-name="ce25" office:value-type="string">
            <text:p>M2</text:p>
          </table:table-cell>
          <table:table-cell table:style-name="ce25" office:value-type="string">
            <text:p>M3</text:p>
          </table:table-cell>
          <table:table-cell table:style-name="ce31" office:value-type="string">
            <text:p>M4</text:p>
          </table:table-cell>
          <table:table-cell table:style-name="ce41"/>
          <table:table-cell table:style-name="ce42"/>
          <table:table-cell table:style-name="ce42" office:value-type="string">
            <text:p>R1</text:p>
          </table:table-cell>
          <table:table-cell table:number-columns-repeated="997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3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1">
            <text:p>1</text:p>
          </table:table-cell>
          <table:table-cell table:style-name="ce19"/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2">
            <text:p>2</text:p>
          </table:table-cell>
          <table:table-cell table:style-name="ce19"/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1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6" office:value-type="float" office:value="3">
            <text:p>3</text:p>
          </table:table-cell>
          <table:table-cell table:style-name="ce26" office:value-type="float" office:value="5">
            <text:p>5</text:p>
          </table:table-cell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0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6" office:value-type="float" office:value="4">
            <text:p>4</text:p>
          </table:table-cell>
          <table:table-cell table:style-name="ce26" office:value-type="float" office:value="6">
            <text:p>6</text:p>
          </table:table-cell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19" table:number-columns-repeated="2"/>
          <table:table-cell table:style-name="ce26"/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19" table:number-columns-repeated="9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7">
            <text:p>7</text:p>
          </table:table-cell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19" table:number-columns-repeated="3"/>
          <table:table-cell table:style-name="ce26"/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19" table:number-columns-repeated="8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8">
            <text:p>8</text:p>
          </table:table-cell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19" table:number-columns-repeated="4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7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9">
            <text:p>9</text:p>
          </table:table-cell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19" table:number-columns-repeated="5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6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0">
            <text:p>10</text:p>
          </table:table-cell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20" table:number-columns-repeated="6"/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5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1">
            <text:p>11</text:p>
          </table:table-cell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20" table:number-columns-repeated="7"/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4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0">
            <text:p>10</text:p>
          </table:table-cell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20" table:number-columns-repeated="8"/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3">
            <text:p>13</text:p>
          </table:table-cell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20" table:number-columns-repeated="9"/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4">
            <text:p>14</text:p>
          </table:table-cell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21" table:number-columns-repeated="10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5">
            <text:p>15</text:p>
          </table:table-cell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21" table:number-columns-repeated="1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6">
            <text:p>16</text:p>
          </table:table-cell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21" table:number-columns-repeated="12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table:number-columns-repeated="13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5"/>
          <table:table-cell table:style-name="ce17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5"/>
          <table:table-cell table:style-name="ce34" office:value-type="string">
            <text:p>RHS</text:p>
          </table:table-cell>
          <table:table-cell table:style-name="ce5"/>
          <table:table-cell table:style-name="ce17" office:value-type="string">
            <text:p>M1</text:p>
          </table:table-cell>
          <table:table-cell table:style-name="ce25" office:value-type="string">
            <text:p>M2</text:p>
          </table:table-cell>
          <table:table-cell table:style-name="ce25" office:value-type="string">
            <text:p>M3</text:p>
          </table:table-cell>
          <table:table-cell table:style-name="ce31" office:value-type="string">
            <text:p>M4</text:p>
          </table:table-cell>
          <table:table-cell table:style-name="ce41"/>
          <table:table-cell table:style-name="ce42"/>
          <table:table-cell table:style-name="ce42" office:value-type="string">
            <text:p>M2</text:p>
          </table:table-cell>
          <table:table-cell table:number-columns-repeated="997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5"/>
          <table:table-cell table:style-name="ce18" table:number-columns-repeated="8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1">
            <text:p>1</text:p>
          </table:table-cell>
          <table:table-cell table:style-name="ce19"/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5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4"/>
          <table:table-cell table:style-name="ce18" table:number-columns-repeated="8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2">
            <text:p>2</text:p>
          </table:table-cell>
          <table:table-cell table:style-name="ce19"/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3"/>
          <table:table-cell table:style-name="ce18" table:number-columns-repeated="8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38" office:value-type="float" office:value="3">
            <text:p>3</text:p>
          </table:table-cell>
          <table:table-cell table:style-name="ce39"/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5" table:number-columns-repeated="3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2"/>
          <table:table-cell table:style-name="ce18" table:number-columns-repeated="8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38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/>
          <table:table-cell table:style-name="ce19" table:number-columns-repeated="8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6">
            <text:p>6</text:p>
          </table:table-cell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9" table:number-columns-repeated="8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7">
            <text:p>7</text:p>
          </table:table-cell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19" table:number-columns-repeated="4"/>
          <table:table-cell table:style-name="ce26"/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19" table:number-columns-repeated="7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19" table:number-columns-repeated="5"/>
          <table:table-cell table:style-name="ce26"/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19" table:number-columns-repeated="6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0">
            <text:p>10</text:p>
          </table:table-cell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20" table:number-columns-repeated="6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5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1">
            <text:p>11</text:p>
          </table:table-cell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20" table:number-columns-repeated="6"/>
          <table:table-cell table:style-name="ce23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4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0">
            <text:p>10</text:p>
          </table:table-cell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20" table:number-columns-repeated="6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3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3">
            <text:p>13</text:p>
          </table:table-cell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20" table:number-columns-repeated="6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4">
            <text:p>14</text:p>
          </table:table-cell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21" table:number-columns-repeated="6"/>
          <table:table-cell table:style-name="ce27" table:number-columns-repeated="4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5">
            <text:p>15</text:p>
          </table:table-cell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21" table:number-columns-repeated="6"/>
          <table:table-cell table:style-name="ce27" table:number-columns-repeated="5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6">
            <text:p>16</text:p>
          </table:table-cell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21" table:number-columns-repeated="6"/>
          <table:table-cell table:style-name="ce27" table:number-columns-repeated="6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table:number-columns-repeated="6"/>
          <table:table-cell table:style-name="ce27" table:number-columns-repeated="7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/>
          <table:table-cell table:style-name="ce42" table:number-columns-repeated="3"/>
          <table:table-cell table:number-columns-repeated="997"/>
        </table:table-row>
        <table:table-row table:style-name="ro2">
          <table:table-cell table:style-name="ce5"/>
          <table:table-cell table:style-name="ce17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5"/>
          <table:table-cell table:style-name="ce34" office:value-type="string">
            <text:p>RHS</text:p>
          </table:table-cell>
          <table:table-cell table:style-name="ce5"/>
          <table:table-cell table:style-name="ce17" office:value-type="string">
            <text:p>M1</text:p>
          </table:table-cell>
          <table:table-cell table:style-name="ce25" office:value-type="string">
            <text:p>M2</text:p>
          </table:table-cell>
          <table:table-cell table:style-name="ce25" office:value-type="string">
            <text:p>M3</text:p>
          </table:table-cell>
          <table:table-cell table:style-name="ce31" office:value-type="string">
            <text:p>M4</text:p>
          </table:table-cell>
          <table:table-cell table:style-name="ce41"/>
          <table:table-cell/>
          <table:table-cell office:value-type="string">
            <text:p>R2</text:p>
          </table:table-cell>
          <table:table-cell table:number-columns-repeated="997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3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1">
            <text:p>1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2">
            <text:p>2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1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3">
            <text:p>3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0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19" table:number-columns-repeated="3"/>
          <table:table-cell table:style-name="ce26"/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19" table:number-columns-repeated="9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6">
            <text:p>6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19" table:number-columns-repeated="4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8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7">
            <text:p>7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19" table:number-columns-repeated="5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7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26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19" table:number-columns-repeated="6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6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0">
            <text:p>10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20" table:number-columns-repeated="6"/>
          <table:table-cell table:style-name="ce28"/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0" table:number-columns-repeated="5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1">
            <text:p>11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20" table:number-columns-repeated="7"/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4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0">
            <text:p>10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20" table:number-columns-repeated="8"/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3">
            <text:p>13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20" table:number-columns-repeated="9"/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4">
            <text:p>14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21" table:number-columns-repeated="10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5">
            <text:p>15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21" table:number-columns-repeated="1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6">
            <text:p>16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21" table:number-columns-repeated="12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table:number-columns-repeated="13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5"/>
          <table:table-cell table:style-name="ce17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5"/>
          <table:table-cell table:style-name="ce34" office:value-type="string">
            <text:p>RHS</text:p>
          </table:table-cell>
          <table:table-cell table:style-name="ce5"/>
          <table:table-cell table:style-name="ce17" office:value-type="string">
            <text:p>M1</text:p>
          </table:table-cell>
          <table:table-cell table:style-name="ce25" office:value-type="string">
            <text:p>M2</text:p>
          </table:table-cell>
          <table:table-cell table:style-name="ce25" office:value-type="string">
            <text:p>M3</text:p>
          </table:table-cell>
          <table:table-cell table:style-name="ce31" office:value-type="string">
            <text:p>M4</text:p>
          </table:table-cell>
          <table:table-cell table:style-name="ce41"/>
          <table:table-cell/>
          <table:table-cell office:value-type="string">
            <text:p>M3</text:p>
          </table:table-cell>
          <table:table-cell table:number-columns-repeated="997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3"/>
          <table:table-cell table:style-name="ce18" table:number-columns-repeated="10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1">
            <text:p>1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5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2"/>
          <table:table-cell table:style-name="ce18" table:number-columns-repeated="10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2">
            <text:p>2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8" table:number-columns-repeated="10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3">
            <text:p>3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5" table:number-columns-repeated="3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8" table:number-columns-repeated="10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4">
            <text:p>4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19" table:number-columns-repeated="3"/>
          <table:table-cell table:style-name="ce26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19" table:number-columns-repeated="9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5">
            <text:p>5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19" table:number-columns-repeated="4"/>
          <table:table-cell table:style-name="ce26"/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26" table:number-columns-repeated="2"/>
          <table:table-cell table:style-name="ce19" table:number-columns-repeated="6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6">
            <text:p>6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19" table:number-columns-repeated="4"/>
          <table:table-cell table:style-name="ce26" table:number-columns-repeated="2"/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26"/>
          <table:table-cell table:style-name="ce19" table:number-columns-repeated="6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7">
            <text:p>7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19" table:number-columns-repeated="4"/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26" office:value-type="string">
            <text:p>x</text:p>
          </table:table-cell>
          <table:table-cell table:style-name="ce19" table:number-columns-repeated="6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20" table:number-columns-repeated="6"/>
          <table:table-cell table:style-name="ce28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0" table:number-columns-repeated="5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0">
            <text:p>10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20" table:number-columns-repeated="7"/>
          <table:table-cell table:style-name="ce28"/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table:number-columns-repeated="2"/>
          <table:table-cell table:style-name="ce20" table:number-columns-repeated="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1">
            <text:p>11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20" table:number-columns-repeated="7"/>
          <table:table-cell table:style-name="ce28" table:number-columns-repeated="2"/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/>
          <table:table-cell table:style-name="ce20" table:number-columns-repeated="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20" table:number-columns-repeated="7"/>
          <table:table-cell table:style-name="ce28" table:number-columns-repeated="3"/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0" table:number-columns-repeated="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4">
            <text:p>14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21" table:number-columns-repeated="10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5">
            <text:p>15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21" table:number-columns-repeated="10"/>
          <table:table-cell table:style-name="ce27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6">
            <text:p>16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21" table:number-columns-repeated="10"/>
          <table:table-cell table:style-name="ce27" table:number-columns-repeated="2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table:number-columns-repeated="10"/>
          <table:table-cell table:style-name="ce27" table:number-columns-repeated="3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5"/>
          <table:table-cell table:style-name="ce17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5"/>
          <table:table-cell table:style-name="ce34" office:value-type="string">
            <text:p>RHS</text:p>
          </table:table-cell>
          <table:table-cell table:style-name="ce5"/>
          <table:table-cell table:style-name="ce17" office:value-type="string">
            <text:p>M1</text:p>
          </table:table-cell>
          <table:table-cell table:style-name="ce25" office:value-type="string">
            <text:p>M2</text:p>
          </table:table-cell>
          <table:table-cell table:style-name="ce25" office:value-type="string">
            <text:p>M3</text:p>
          </table:table-cell>
          <table:table-cell table:style-name="ce31" office:value-type="string">
            <text:p>M4</text:p>
          </table:table-cell>
          <table:table-cell table:style-name="ce41"/>
          <table:table-cell/>
          <table:table-cell office:value-type="string">
            <text:p>R3</text:p>
          </table:table-cell>
          <table:table-cell table:number-columns-repeated="997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3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1">
            <text:p>1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2">
            <text:p>2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1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3">
            <text:p>3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0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4">
            <text:p>4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19" table:number-columns-repeated="4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9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5">
            <text:p>5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19" table:number-columns-repeated="5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8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6">
            <text:p>6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19" table:number-columns-repeated="6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7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7">
            <text:p>7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19" table:number-columns-repeated="7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6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26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20" table:number-columns-repeated="7"/>
          <table:table-cell table:style-name="ce28"/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0" table:number-columns-repeated="5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0">
            <text:p>10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20" table:number-columns-repeated="6"/>
          <table:table-cell table:style-name="ce23" table:number-columns-repeated="2"/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4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1">
            <text:p>11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20" table:number-columns-repeated="6"/>
          <table:table-cell table:style-name="ce23" table:number-columns-repeated="2"/>
          <table:table-cell table:style-name="ce20"/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8" office:value-type="float" office:value="12">
            <text:p>12</text:p>
          </table:table-cell>
          <table:table-cell table:style-name="ce29" office:value-type="float" office:value="13">
            <text:p>13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20" table:number-columns-repeated="6"/>
          <table:table-cell table:style-name="ce23" table:number-columns-repeated="2"/>
          <table:table-cell table:style-name="ce20" table:number-columns-repeated="2"/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4">
            <text:p>14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21" table:number-columns-repeated="10"/>
          <table:table-cell table:style-name="ce29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1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5">
            <text:p>15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21" table:number-columns-repeated="11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6">
            <text:p>16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21" table:number-columns-repeated="12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table:number-columns-repeated="13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5"/>
          <table:table-cell table:style-name="ce17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5"/>
          <table:table-cell table:style-name="ce34" office:value-type="string">
            <text:p>RHS</text:p>
          </table:table-cell>
          <table:table-cell table:style-name="ce5"/>
          <table:table-cell table:style-name="ce17" office:value-type="string">
            <text:p>M1</text:p>
          </table:table-cell>
          <table:table-cell table:style-name="ce25" office:value-type="string">
            <text:p>M2</text:p>
          </table:table-cell>
          <table:table-cell table:style-name="ce25" office:value-type="string">
            <text:p>M3</text:p>
          </table:table-cell>
          <table:table-cell table:style-name="ce31" office:value-type="string">
            <text:p>M4</text:p>
          </table:table-cell>
          <table:table-cell table:style-name="ce41"/>
          <table:table-cell/>
          <table:table-cell office:value-type="string">
            <text:p>M4</text:p>
          </table:table-cell>
          <table:table-cell table:number-columns-repeated="997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9"/>
          <table:table-cell table:style-name="ce18" table:number-columns-repeated="4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1">
            <text:p>1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5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8"/>
          <table:table-cell table:style-name="ce18" table:number-columns-repeated="4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2">
            <text:p>2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7"/>
          <table:table-cell table:style-name="ce18" table:number-columns-repeated="4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3">
            <text:p>3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5" table:number-columns-repeated="3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6"/>
          <table:table-cell table:style-name="ce18" table:number-columns-repeated="4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4">
            <text:p>4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5"/>
          <table:table-cell table:style-name="ce19" table:number-columns-repeated="4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5">
            <text:p>5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22" table:number-columns-repeated="5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4"/>
          <table:table-cell table:style-name="ce19" table:number-columns-repeated="4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6">
            <text:p>6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22" table:number-columns-repeated="6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3"/>
          <table:table-cell table:style-name="ce19" table:number-columns-repeated="4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7">
            <text:p>7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22" table:number-columns-repeated="7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2"/>
          <table:table-cell table:style-name="ce19" table:number-columns-repeated="4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8">
            <text:p>8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23" table:number-columns-repeated="8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/>
          <table:table-cell table:style-name="ce20" table:number-columns-repeated="4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9">
            <text:p>9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20" table:number-columns-repeated="8"/>
          <table:table-cell table:style-name="ce28"/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table:number-columns-repeated="2"/>
          <table:table-cell table:style-name="ce20" table:number-columns-repeated="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0">
            <text:p>10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20" table:number-columns-repeated="8"/>
          <table:table-cell table:style-name="ce28" table:number-columns-repeated="2"/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/>
          <table:table-cell table:style-name="ce20" table:number-columns-repeated="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1">
            <text:p>11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20" table:number-columns-repeated="8"/>
          <table:table-cell table:style-name="ce28" table:number-columns-repeated="3"/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8" office:value-type="string">
            <text:p>x</text:p>
          </table:table-cell>
          <table:table-cell table:style-name="ce20" table:number-columns-repeated="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21" table:number-columns-repeated="11"/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 office:value-type="string">
            <text:p>x</text:p>
          </table:table-cell>
          <table:table-cell table:style-name="ce27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4">
            <text:p>14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21" table:number-columns-repeated="11"/>
          <table:table-cell table:style-name="ce29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5">
            <text:p>15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21" table:number-columns-repeated="11"/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6">
            <text:p>16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table:number-columns-repeated="11"/>
          <table:table-cell table:style-name="ce29" table:number-columns-repeated="3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5"/>
          <table:table-cell table:style-name="ce17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5"/>
          <table:table-cell table:style-name="ce34" office:value-type="string">
            <text:p>RHS</text:p>
          </table:table-cell>
          <table:table-cell table:style-name="ce5"/>
          <table:table-cell table:style-name="ce17" office:value-type="string">
            <text:p>M1</text:p>
          </table:table-cell>
          <table:table-cell table:style-name="ce25" office:value-type="string">
            <text:p>M2</text:p>
          </table:table-cell>
          <table:table-cell table:style-name="ce25" office:value-type="string">
            <text:p>M3</text:p>
          </table:table-cell>
          <table:table-cell table:style-name="ce31" office:value-type="string">
            <text:p>M4</text:p>
          </table:table-cell>
          <table:table-cell table:style-name="ce41"/>
          <table:table-cell/>
          <table:table-cell office:value-type="string">
            <text:p>R4</text:p>
          </table:table-cell>
          <table:table-cell table:number-columns-repeated="997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3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1">
            <text:p>1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8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2">
            <text:p>2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1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3">
            <text:p>3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10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4">
            <text:p>4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19" table:number-columns-repeated="4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9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5">
            <text:p>5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19" table:number-columns-repeated="5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8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6">
            <text:p>6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19" table:number-columns-repeated="6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7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7">
            <text:p>7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19" table:number-columns-repeated="7"/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office:value-type="string">
            <text:p>x</text:p>
          </table:table-cell>
          <table:table-cell table:style-name="ce19" table:number-columns-repeated="6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8">
            <text:p>8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20" table:number-columns-repeated="8"/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5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9">
            <text:p>9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20" table:number-columns-repeated="9"/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4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0">
            <text:p>10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20" table:number-columns-repeated="10"/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3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1">
            <text:p>11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20" table:number-columns-repeated="11"/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office:value-type="string">
            <text:p>x</text:p>
          </table:table-cell>
          <table:table-cell table:style-name="ce20" table:number-columns-repeated="2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8" office:value-type="float" office:value="12">
            <text:p>12</text:p>
          </table:table-cell>
          <table:table-cell table:style-name="ce29" office:value-type="float" office:value="13">
            <text:p>13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21" table:number-columns-repeated="11"/>
          <table:table-cell table:style-name="ce29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1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4">
            <text:p>14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21" table:number-columns-repeated="12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5">
            <text:p>15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21" table:number-columns-repeated="13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6">
            <text:p>16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table:number-columns-repeated="14"/>
          <table:table-cell table:style-name="ce21" office:value-type="string">
            <text:p>x</text:p>
          </table:table-cell>
          <table:table-cell table:style-name="ce21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5"/>
          <table:table-cell table:style-name="ce17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5"/>
          <table:table-cell table:style-name="ce34" office:value-type="string">
            <text:p>RHS</text:p>
          </table:table-cell>
          <table:table-cell table:style-name="ce5"/>
          <table:table-cell table:style-name="ce17" office:value-type="string">
            <text:p>M1</text:p>
          </table:table-cell>
          <table:table-cell table:style-name="ce25" office:value-type="string">
            <text:p>M2</text:p>
          </table:table-cell>
          <table:table-cell table:style-name="ce25" office:value-type="string">
            <text:p>M3</text:p>
          </table:table-cell>
          <table:table-cell table:style-name="ce31" office:value-type="string">
            <text:p>M4</text:p>
          </table:table-cell>
          <table:table-cell table:style-name="ce41"/>
          <table:table-cell/>
          <table:table-cell office:value-type="string">
            <text:p>M5</text:p>
          </table:table-cell>
          <table:table-cell table:number-columns-repeated="997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12"/>
          <table:table-cell table:style-name="ce18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1">
            <text:p>1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5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11"/>
          <table:table-cell table:style-name="ce18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2">
            <text:p>2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5" table:number-columns-repeated="2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10"/>
          <table:table-cell table:style-name="ce18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3">
            <text:p>3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5" table:number-columns-repeated="3"/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x</text:p>
          </table:table-cell>
          <table:table-cell table:style-name="ce15" table:number-columns-repeated="9"/>
          <table:table-cell table:style-name="ce18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 office:value-type="float" office:value="4">
            <text:p>4</text:p>
          </table:table-cell>
          <table:table-cell table:style-name="ce19"/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8"/>
          <table:table-cell table:style-name="ce19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5">
            <text:p>5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22" table:number-columns-repeated="5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7"/>
          <table:table-cell table:style-name="ce19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6">
            <text:p>6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7">
            <text:p>7</text:p>
          </table:table-cell>
          <table:table-cell table:style-name="ce22" table:number-columns-repeated="6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6"/>
          <table:table-cell table:style-name="ce19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7">
            <text:p>7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8">
            <text:p>8</text:p>
          </table:table-cell>
          <table:table-cell table:style-name="ce22" table:number-columns-repeated="7"/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5"/>
          <table:table-cell table:style-name="ce19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 office:value-type="float" office:value="8">
            <text:p>8</text:p>
          </table:table-cell>
          <table:table-cell table:style-name="ce20"/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9">
            <text:p>9</text:p>
          </table:table-cell>
          <table:table-cell table:style-name="ce23" table:number-columns-repeated="8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4"/>
          <table:table-cell table:style-name="ce20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9">
            <text:p>9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0">
            <text:p>10</text:p>
          </table:table-cell>
          <table:table-cell table:style-name="ce23" table:number-columns-repeated="9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3"/>
          <table:table-cell table:style-name="ce20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0">
            <text:p>10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1">
            <text:p>11</text:p>
          </table:table-cell>
          <table:table-cell table:style-name="ce23" table:number-columns-repeated="10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0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1">
            <text:p>11</text:p>
          </table:table-cell>
          <table:table-cell table:style-name="ce21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2">
            <text:p>12</text:p>
          </table:table-cell>
          <table:table-cell table:style-name="ce23" table:number-columns-repeated="11"/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3"/>
          <table:table-cell table:style-name="ce20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 office:value-type="float" office:value="12">
            <text:p>12</text:p>
          </table:table-cell>
          <table:table-cell table:style-name="ce29"/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3">
            <text:p>13</text:p>
          </table:table-cell>
          <table:table-cell table:style-name="ce21" table:number-columns-repeated="11"/>
          <table:table-cell table:style-name="ce29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1"/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3">
            <text:p>13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4">
            <text:p>14</text:p>
          </table:table-cell>
          <table:table-cell table:style-name="ce21" table:number-columns-repeated="12"/>
          <table:table-cell table:style-name="ce29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4">
            <text:p>14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7" office:value-type="float" office:value="15">
            <text:p>15</text:p>
          </table:table-cell>
          <table:table-cell table:style-name="ce21" table:number-columns-repeated="12"/>
          <table:table-cell table:style-name="ce29" table:number-columns-repeated="2"/>
          <table:table-cell table:style-name="ce29" office:value-type="string">
            <text:p>x</text:p>
          </table:table-cell>
          <table:table-cell table:style-name="ce29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5">
            <text:p>15</text:p>
          </table:table-cell>
          <table:table-cell table:style-name="ce42"/>
          <table:table-cell table:number-columns-repeated="999"/>
        </table:table-row>
        <table:table-row table:style-name="ro2">
          <table:table-cell table:style-name="ce8" office:value-type="float" office:value="16">
            <text:p>16</text:p>
          </table:table-cell>
          <table:table-cell table:style-name="ce21" table:number-columns-repeated="12"/>
          <table:table-cell table:style-name="ce29" table:number-columns-repeated="3"/>
          <table:table-cell table:style-name="ce29" office:value-type="string">
            <text:p>x</text:p>
          </table:table-cell>
          <table:table-cell table:style-name="ce5"/>
          <table:table-cell table:style-name="ce35" office:value-type="string">
            <text:p>x</text:p>
          </table:table-cell>
          <table:table-cell table:style-name="ce37"/>
          <table:table-cell table:style-name="ce18"/>
          <table:table-cell table:style-name="ce19"/>
          <table:table-cell table:style-name="ce20"/>
          <table:table-cell table:style-name="ce21" office:value-type="float" office:value="16">
            <text:p>16</text:p>
          </table:table-cell>
          <table:table-cell table:style-name="ce42"/>
          <table:table-cell table:number-columns-repeated="999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3.11.2013</text:date>, <text:time>16:28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5:59:05.81</meta:creation-date>
    <dc:date>2013-11-03T16:28:22.60</dc:date>
    <meta:editing-duration>PT29M14S</meta:editing-duration>
    <meta:editing-cycles>7</meta:editing-cycles>
    <meta:generator>OpenOffice.org/3.4.1$Win32 OpenOffice.org_project/341m1$Build-9593</meta:generator>
    <meta:document-statistic meta:table-count="3" meta:cell-count="1276" meta:object-count="0"/>
  </office:meta>
</office:document-meta>
</file>